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2" style:family="paragraph" style:parent-style-name="Standard">
      <style:text-properties style:font-name="DejaVu Sans Condensed" fo:font-size="12pt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2b92af" style:font-size-asian="12pt" style:font-size-complex="12pt"/>
    </style:style>
    <style:style style:name="P4" style:family="paragraph" style:parent-style-name="Standard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bbf33" officeooo:paragraph-rsid="003bbf33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paragraph-rsid="0021c42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2a873" officeooo:paragraph-rsid="0032a87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bold" officeooo:rsid="0030bb92" officeooo:paragraph-rsid="0030bb92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line-height="100%" fo:orphans="2" fo:widows="2" fo:hyphenation-ladder-count="no-limit"/>
      <style:text-properties style:font-name="DejaVu Sans Condensed" fo:font-size="12pt" fo:font-weight="normal" officeooo:rsid="00118582" officeooo:paragraph-rsid="0021c42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text-properties style:font-name="DejaVu Sans Condensed" officeooo:paragraph-rsid="002cef67"/>
    </style:style>
    <style:style style:name="P11" style:family="paragraph" style:parent-style-name="Standard" style:list-style-name="L1">
      <style:text-properties style:font-name="DejaVu Sans Condensed" fo:font-size="12pt" officeooo:rsid="002cef67" officeooo:paragraph-rsid="002cef67" style:font-size-asian="12pt" style:font-size-complex="12pt"/>
    </style:style>
    <style:style style:name="P12" style:family="paragraph" style:parent-style-name="Standard" style:list-style-name="L1">
      <style:text-properties style:font-name="DejaVu Sans Condensed" fo:font-size="12pt" officeooo:rsid="0030bb92" officeooo:paragraph-rsid="0030bb92" style:font-size-asian="12pt" style:font-size-complex="12pt"/>
    </style:style>
    <style:style style:name="P13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officeooo:paragraph-rsid="0021c42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officeooo:paragraph-rsid="003bbf3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0">
      <style:paragraph-properties fo:line-height="100%" fo:orphans="2" fo:widows="2" fo:hyphenation-ladder-count="no-limit"/>
      <style:text-properties style:font-name="DejaVu Sans Condensed" fo:font-size="12pt" officeooo:paragraph-rsid="003991f5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size="12pt" fo:font-weight="normal" officeooo:rsid="003bbf33" officeooo:paragraph-rsid="003bbf3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5">
      <style:paragraph-properties fo:line-height="100%" fo:orphans="2" fo:widows="2" fo:hyphenation-ladder-count="no-limit"/>
      <style:text-properties style:font-name="DejaVu Sans Condensed" fo:font-size="12pt" fo:font-weight="normal" officeooo:rsid="0032a873" officeooo:paragraph-rsid="0032a87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6">
      <style:paragraph-properties fo:line-height="100%" fo:orphans="2" fo:widows="2" fo:hyphenation-ladder-count="no-limit"/>
      <style:text-properties style:font-name="DejaVu Sans Condensed" fo:font-size="12pt" fo:font-weight="normal" officeooo:rsid="0032a873" officeooo:paragraph-rsid="0032a87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9">
      <style:paragraph-properties fo:line-height="100%" fo:orphans="2" fo:widows="2" fo:hyphenation-ladder-count="no-limit"/>
      <style:text-properties style:font-name="DejaVu Sans Condensed" fo:font-size="12pt" fo:font-weight="normal" officeooo:rsid="0035aa66" officeooo:paragraph-rsid="0035aa66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4">
      <style:paragraph-properties fo:line-height="100%" fo:orphans="2" fo:widows="2" fo:hyphenation-ladder-count="no-limit"/>
      <style:text-properties style:font-name="DejaVu Sans Condensed" fo:font-size="12pt" fo:font-style="italic" style:text-underline-style="none" officeooo:paragraph-rsid="0021c42f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officeooo:paragraph-rsid="003bbf3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7">
      <style:paragraph-properties fo:line-height="100%" fo:orphans="2" fo:widows="2" fo:hyphenation-ladder-count="no-limit"/>
      <style:text-properties style:font-name="DejaVu Sans Condensed" officeooo:paragraph-rsid="0030bb9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7">
      <style:paragraph-properties fo:line-height="100%" fo:orphans="2" fo:widows="2" fo:hyphenation-ladder-count="no-limit"/>
      <style:text-properties style:font-name="DejaVu Sans Condensed" officeooo:paragraph-rsid="0035aa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8">
      <style:paragraph-properties fo:line-height="100%" fo:orphans="2" fo:widows="2" fo:hyphenation-ladder-count="no-limit"/>
      <style:text-properties style:font-name="DejaVu Sans Condensed" officeooo:paragraph-rsid="0035aa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10">
      <style:paragraph-properties fo:line-height="100%" fo:orphans="2" fo:widows="2" fo:hyphenation-ladder-count="no-limit"/>
      <style:text-properties style:font-name="DejaVu Sans Condensed" officeooo:paragraph-rsid="0021c4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weight="normal" officeooo:paragraph-rsid="003bbf33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2">
      <style:paragraph-properties fo:line-height="100%" fo:orphans="2" fo:widows="2" fo:hyphenation-ladder-count="no-limit"/>
      <style:text-properties style:font-name="DejaVu Sans Condensed" fo:font-weight="normal" officeooo:rsid="003bbf33" officeooo:paragraph-rsid="003bbf33" style:letter-kerning="true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6">
      <style:paragraph-properties fo:line-height="100%" fo:orphans="2" fo:widows="2" fo:hyphenation-ladder-count="no-limit"/>
      <style:text-properties style:font-name="DejaVu Sans Condensed" officeooo:rsid="0032a873" officeooo:paragraph-rsid="0032a8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text-align="start" style:justify-single-word="false"/>
      <style:text-properties style:font-name="DejaVu Sans Condensed" officeooo:paragraph-rsid="003c9dd3"/>
    </style:style>
    <style:style style:name="P30" style:family="paragraph" style:parent-style-name="Standard" style:list-style-name="L3">
      <style:paragraph-properties fo:line-height="100%" fo:orphans="2" fo:widows="2" fo:hyphenation-ladder-count="no-limit"/>
      <style:text-properties officeooo:paragraph-rsid="003bbf3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c9dd3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c9dd3" style:font-weight-asian="bold" style:font-weight-complex="bold"/>
    </style:style>
    <style:style style:name="T1" style:family="text">
      <style:text-properties fo:font-weight="bold" style:letter-kerning="true" style:font-weight-asian="bold" style:font-weight-complex="bold"/>
    </style:style>
    <style:style style:name="T2" style:family="text">
      <style:text-properties fo:font-weight="bold" officeooo:rsid="00177c8b" style:letter-kerning="true" style:font-weight-asian="bold" style:font-weight-complex="bold"/>
    </style:style>
    <style:style style:name="T3" style:family="text">
      <style:text-properties fo:font-weight="bold" officeooo:rsid="003991f5" style:letter-kerning="true" style:font-weight-asian="bold" style:font-weight-complex="bold"/>
    </style:style>
    <style:style style:name="T4" style:family="text">
      <style:text-properties fo:font-weight="bold" officeooo:rsid="003a95d9" style:letter-kerning="true" style:font-weight-asian="bold" style:font-weight-complex="bold"/>
    </style:style>
    <style:style style:name="T5" style:family="text">
      <style:text-properties fo:font-weight="bold" officeooo:rsid="001fcbf4" style:letter-kerning="true" style:font-weight-asian="bold" style:font-weight-complex="bold"/>
    </style:style>
    <style:style style:name="T6" style:family="text">
      <style:text-properties fo:font-weight="bold" officeooo:rsid="003bbf33" style:letter-kerning="tru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letter-kerning="true" style:font-weight-asian="normal"/>
    </style:style>
    <style:style style:name="T9" style:family="text">
      <style:text-properties fo:font-weight="normal" officeooo:rsid="001392d9" style:letter-kerning="true" style:font-weight-asian="normal"/>
    </style:style>
    <style:style style:name="T10" style:family="text">
      <style:text-properties fo:font-weight="normal" officeooo:rsid="00118582" style:letter-kerning="true" style:font-weight-asian="normal"/>
    </style:style>
    <style:style style:name="T11" style:family="text">
      <style:text-properties fo:font-weight="normal" officeooo:rsid="0015ec40" style:letter-kerning="true" style:font-weight-asian="normal"/>
    </style:style>
    <style:style style:name="T12" style:family="text">
      <style:text-properties fo:font-weight="normal" officeooo:rsid="003991f5" style:letter-kerning="true" style:font-weight-asian="normal" style:font-weight-complex="normal"/>
    </style:style>
    <style:style style:name="T13" style:family="text">
      <style:text-properties fo:font-weight="normal" officeooo:rsid="003afcaa" style:letter-kerning="true" style:font-weight-asian="normal" style:font-weight-complex="normal"/>
    </style:style>
    <style:style style:name="T14" style:family="text">
      <style:text-properties fo:font-weight="normal" officeooo:rsid="00177c8b" style:letter-kerning="true" style:font-weight-asian="normal" style:font-weight-complex="bold"/>
    </style:style>
    <style:style style:name="T15" style:family="text">
      <style:text-properties fo:font-weight="normal" officeooo:rsid="002ec7b5" style:letter-kerning="true" style:font-weight-asian="normal"/>
    </style:style>
    <style:style style:name="T16" style:family="text">
      <style:text-properties fo:font-weight="normal" officeooo:rsid="0030bb92" style:letter-kerning="true" style:font-weight-asian="normal"/>
    </style:style>
    <style:style style:name="T17" style:family="text">
      <style:text-properties fo:font-weight="normal" officeooo:rsid="003991f5" style:letter-kerning="true" style:font-weight-asian="normal"/>
    </style:style>
    <style:style style:name="T18" style:family="text">
      <style:text-properties style:letter-kerning="true"/>
    </style:style>
    <style:style style:name="T19" style:family="text">
      <style:text-properties officeooo:rsid="00177c8b" style:letter-kerning="true"/>
    </style:style>
    <style:style style:name="T20" style:family="text">
      <style:text-properties officeooo:rsid="001fcbf4" style:letter-kerning="true"/>
    </style:style>
    <style:style style:name="T21" style:family="text">
      <style:text-properties officeooo:rsid="003a95d9" style:letter-kerning="true"/>
    </style:style>
    <style:style style:name="T22" style:family="text">
      <style:text-properties style:font-name="DejaVu Sans Condensed" fo:font-size="12pt" fo:font-weight="bold" officeooo:rsid="003991f5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118582" style:font-size-asian="12pt" style:font-weight-asian="bold" style:font-size-complex="12pt" style:font-weight-complex="bold"/>
    </style:style>
    <style:style style:name="T24" style:family="text">
      <style:text-properties officeooo:rsid="002ec7b5"/>
    </style:style>
    <style:style style:name="T25" style:family="text">
      <style:text-properties officeooo:rsid="0035aa66"/>
    </style:style>
    <style:style style:name="T26" style:family="text">
      <style:text-properties fo:font-size="12pt" fo:font-weight="bold" officeooo:rsid="001a6bb5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38c3fc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2a0ba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5fc84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9b818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3836d3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1c42f" style:font-size-asian="12pt" style:font-weight-asian="bold" style:font-size-complex="12pt" style:font-weight-complex="bold"/>
    </style:style>
    <style:style style:name="T33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3a95d9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fcbf4" style:letter-kerning="true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30bb92" style:letter-kerning="true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34155f" style:letter-kerning="true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20825a" style:letter-kerning="true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392d9" style:letter-kerning="true" style:font-size-asian="12pt" style:font-weight-asian="bold" style:font-size-complex="12pt" style:font-weight-complex="bold"/>
    </style:style>
    <style:style style:name="T40" style:family="text">
      <style:text-properties fo:font-size="12pt" officeooo:rsid="002ec7b5" style:font-size-asian="12pt" style:font-size-complex="12pt"/>
    </style:style>
    <style:style style:name="T41" style:family="text">
      <style:text-properties fo:font-size="12pt" officeooo:rsid="002cef67" style:font-size-asian="12pt" style:font-size-complex="12pt"/>
    </style:style>
    <style:style style:name="T42" style:family="text">
      <style:text-properties fo:font-size="12pt" officeooo:rsid="0033f9d1" style:font-size-asian="12pt" style:font-size-complex="12pt"/>
    </style:style>
    <style:style style:name="T43" style:family="text">
      <style:text-properties fo:font-size="12pt" fo:font-weight="normal" style:letter-kerning="true" style:font-size-asian="12pt" style:font-weight-asian="normal" style:font-size-complex="12pt"/>
    </style:style>
    <style:style style:name="T44" style:family="text">
      <style:text-properties fo:font-size="12pt" fo:font-weight="normal" officeooo:rsid="001fcbf4" style:letter-kerning="true" style:font-size-asian="12pt" style:font-weight-asian="normal" style:font-size-complex="12pt"/>
    </style:style>
    <style:style style:name="T45" style:family="text">
      <style:text-properties fo:font-size="12pt" fo:font-weight="normal" officeooo:rsid="003a95d9" style:letter-kerning="true" style:font-size-asian="12pt" style:font-weight-asian="normal" style:font-size-complex="12pt"/>
    </style:style>
    <style:style style:name="T46" style:family="text">
      <style:text-properties fo:font-size="12pt" fo:font-weight="normal" officeooo:rsid="0030bb92" style:letter-kerning="true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0bb92" style:letter-kerning="true" style:font-size-asian="12pt" style:font-weight-asian="normal" style:font-size-complex="12pt"/>
    </style:style>
    <style:style style:name="T48" style:family="text">
      <style:text-properties fo:font-size="12pt" fo:font-weight="normal" officeooo:rsid="0030bb92" style:letter-kerning="true" style:font-size-asian="12pt" style:font-weight-asian="normal" style:font-size-complex="12pt" style:font-weight-complex="bold"/>
    </style:style>
    <style:style style:name="T49" style:family="text">
      <style:text-properties fo:font-size="12pt" fo:font-weight="normal" officeooo:rsid="0032a873" style:letter-kerning="true" style:font-size-asian="12pt" style:font-weight-asian="normal" style:font-size-complex="12pt" style:font-weight-complex="bold"/>
    </style:style>
    <style:style style:name="T50" style:family="text">
      <style:text-properties fo:font-size="12pt" fo:font-weight="normal" officeooo:rsid="001fcbf4" style:letter-kerning="true" style:font-size-asian="12pt" style:font-weight-asian="normal" style:font-size-complex="12pt" style:font-weight-complex="bold"/>
    </style:style>
    <style:style style:name="T51" style:family="text">
      <style:text-properties fo:font-size="12pt" fo:font-weight="normal" officeooo:rsid="00467b65" style:letter-kerning="true" style:font-size-asian="12pt" style:font-weight-asian="normal" style:font-size-complex="12pt" style:font-weight-complex="bold"/>
    </style:style>
    <style:style style:name="T52" style:family="text">
      <style:text-properties fo:font-size="12pt" fo:font-weight="normal" officeooo:rsid="0032a873" style:letter-kerning="true" style:font-size-asian="12pt" style:font-weight-asian="normal" style:font-size-complex="12pt"/>
    </style:style>
    <style:style style:name="T53" style:family="text">
      <style:text-properties fo:font-size="12pt" fo:font-weight="normal" officeooo:rsid="0034155f" style:letter-kerning="true" style:font-size-asian="12pt" style:font-weight-asian="normal" style:font-size-complex="12pt"/>
    </style:style>
    <style:style style:name="T54" style:family="text">
      <style:text-properties fo:font-size="12pt" fo:font-weight="normal" officeooo:rsid="0020825a" style:letter-kerning="true" style:font-size-asian="12pt" style:font-weight-asian="normal" style:font-size-complex="12pt"/>
    </style:style>
    <style:style style:name="T55" style:family="text">
      <style:text-properties fo:font-size="12pt" fo:font-weight="normal" officeooo:rsid="001392d9" style:letter-kerning="true" style:font-size-asian="12pt" style:font-weight-asian="normal" style:font-size-complex="12pt"/>
    </style:style>
    <style:style style:name="T56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31">1<text:span text:style-name="T56">xx</text:span> - Controls</text:p>
          </table:table-cell>
          <table:table-cell table:style-name="Table1.B1" office:value-type="string">
            <text:p text:style-name="P32">2xx - Ground</text:p>
          </table:table-cell>
          <table:table-cell table:style-name="Table1.C1" office:value-type="string">
            <text:p text:style-name="P32">3xx - Flight</text:p>
          </table:table-cell>
          <table:table-cell table:style-name="Table1.B1" office:value-type="string">
            <text:p text:style-name="P32">4xx - A2A</text:p>
          </table:table-cell>
          <table:table-cell table:style-name="Table1.B1" office:value-type="string">
            <text:p text:style-name="P32">5xx - A2G</text:p>
          </table:table-cell>
          <table:table-cell table:style-name="Table1.F1" office:value-type="string">
            <text:p text:style-name="P32">6xx - Misc</text:p>
          </table:table-cell>
        </table:table-row>
      </table:table>
      <text:p text:style-name="P29"><text:span text:style-name="T26">3</text:span><text:span text:style-name="T27">0</text:span><text:span text:style-name="T28">3</text:span><text:span text:style-name="T29"> - </text:span><text:span text:style-name="T30">Flight - </text:span><text:span text:style-name="T31">Navigation, </text:span><text:span text:style-name="T32">Waypoints</text:span></text:p>
      <text:p text:style-name="P1"/>
      <text:p text:style-name="P4">Notes</text:p>
      <text:list text:style-name="L1">
        <text:list-item>
          <text:p text:style-name="P10"><text:span text:style-name="T40">T</text:span><text:span text:style-name="T41">errain following system accuracy can be checked in AKT POS, OUT, the 5th digit is the status:</text:span></text:p>
          <text:list>
            <text:list-item>
              <text:p text:style-name="P11">0 = TERNAV inoperable</text:p>
            </text:list-item>
            <text:list-item>
              <text:p text:style-name="P11">1 = TERNAV OK, but not in use. <text:s/>Stand-by mode, aircraft is on ground or is outside TERNAV area.</text:p>
            </text:list-item>
            <text:list-item>
              <text:p text:style-name="P11">2 = TERNAV OK, rough search, attempting to find area</text:p>
            </text:list-item>
            <text:list-item>
              <text:p text:style-name="P11">3 = TERNAV OK, fine search, still trying to find exact location</text:p>
            </text:list-item>
            <text:list-item>
              <text:p text:style-name="P11">4 = TERNAV OK and tracking, but not being used. <text:s/>SPA master mode may show this.</text:p>
            </text:list-item>
            <text:list-item>
              <text:p text:style-name="P10"><text:span text:style-name="T41">5 = TERNAV OK and </text:span><text:span text:style-name="T42">tracking</text:span><text:span text:style-name="T41">, location known</text:span><text:span text:style-name="T42"> and navigation system in use.</text:span></text:p>
            </text:list-item>
            <text:list-item>
              <text:p text:style-name="P11"><text:span text:style-name="T24">The </text:span>6th digit shows position error in km.</text:p>
            </text:list-item>
          </text:list>
        </text:list-item>
        <text:list-item>
          <text:p text:style-name="P12"><text:span text:style-name="T25">When showing lat/longs,</text:span> the latitude number has the first digit flashing, the longitude number is solid.</text:p>
        </text:list-item>
      </text:list>
      <text:p text:style-name="P2"/>
      <text:p text:style-name="P5">Add waypoints from F10 map markers</text:p>
      <text:list text:style-name="L2">
        <text:list-item>
          <text:p text:style-name="P16">Add map markers with text label as shown below.</text:p>
        </text:list-item>
        <text:list-item>
          <text:p text:style-name="P16">Remove and reinsert the data cartridge (behind left elbow).</text:p>
        </text:list-item>
        <text:list-item>
          <text:p text:style-name="P21"><text:span text:style-name="T4">Data</text:span><text:span text:style-name="T5"> selector</text:span><text:span text:style-name="T20"> </text:span><text:span text:style-name="T21">knob </text:span><text:span text:style-name="T20">... </text:span><text:span text:style-name="T1">REF LOLA, IN</text:span></text:p>
        </text:list-item>
        <text:list-item>
          <text:p text:style-name="P27">Enter 9099, then press LS/SKU</text:p>
        </text:list-item>
        <text:list-item>
          <text:p text:style-name="P27">Wait for numbers to stop flashing (about 7 seconds).</text:p>
        </text:list-item>
        <text:list-item>
          <text:p text:style-name="P26"><text:span text:style-name="T21">Data</text:span><text:span text:style-name="T20"> selector </text:span><text:span text:style-name="T21">knob </text:span><text:span text:style-name="T20">... </text:span><text:span text:style-name="T6">AKT POS</text:span><text:span text:style-name="T1">, </text:span><text:span text:style-name="T6">OUT</text:span></text:p>
        </text:list-item>
      </text:list>
      <text:list text:style-name="L3">
        <text:list-item>
          <text:p text:style-name="P30"><text:span text:style-name="T22">F10 m</text:span><text:span text:style-name="T23">ap waypoint marker types</text:span></text:p>
        </text:list-item>
      </text:list>
      <text:list text:style-name="L4">
        <text:list-item>
          <text:list>
            <text:list-item>
              <text:p text:style-name="P13"><text:span text:style-name="T1">Bn</text:span><text:span text:style-name="T8"><text:tab/>Nav waypoints.</text:span></text:p>
            </text:list-item>
            <text:list-item>
              <text:p text:style-name="P13"><text:span text:style-name="T1">Mn</text:span><text:span text:style-name="T8"><text:tab/>Target waypoints.</text:span></text:p>
            </text:list-item>
          </text:list>
          <text:p text:style-name="P20"><text:span text:style-name="T8">B and M numbers should be sequential </text:span><text:span text:style-name="T10">(1-9) </text:span><text:span text:style-name="T8">through all the B and M markers.</text:span></text:p>
          <text:list text:continue-numbering="true">
            <text:list-item>
              <text:p text:style-name="P13"><text:span text:style-name="T1">Un</text:span><text:span text:style-name="T8"><text:tab/>Popup point (optional). <text:s/>The n is the number of the waypoint that the popup point is for.</text:span></text:p>
            </text:list-item>
            <text:list-item>
              <text:p text:style-name="P13"><text:span text:style-name="T1">BXn</text:span><text:span text:style-name="T8"><text:tab/>Reference point. <text:s/></text:span><text:span text:style-name="T10">The n is independent of the Bn/Mn numbers.</text:span><text:span text:style-name="T8"> <text:s/></text:span><text:span text:style-name="T11">BX6-9 are used for </text:span><text:span text:style-name="T10">RB 15 antiship missiles.</text:span><text:span text:style-name="T15"> <text:s/>See RB 15</text:span><text:span text:style-name="T16">F</text:span><text:span text:style-name="T15"> ASM weapon page for more details.</text:span></text:p>
            </text:list-item>
            <text:list-item>
              <text:p text:style-name="P13"><text:span text:style-name="T1">LS</text:span><text:span text:style-name="T8"><text:tab/>Starting position (your current position will be used automatically when loading the cartridge, no need to make a F10 marker for this).</text:span></text:p>
            </text:list-item>
            <text:list-item>
              <text:p text:style-name="P13"><text:span text:style-name="T1">L1</text:span><text:span text:style-name="T8"><text:tab/>Landing waypoint (defaults to same as LS).</text:span></text:p>
            </text:list-item>
            <text:list-item>
              <text:p text:style-name="P14"><text:span text:style-name="T1">L2</text:span><text:span text:style-name="T8"><text:tab/>Alternate landing waypoint (optional).</text:span></text:p>
            </text:list-item>
            <text:list-item>
              <text:p text:style-name="P14"><text:span text:style-name="T10">e</text:span><text:span text:style-name="T8">.g. Typical flight plan might be LS -&gt; B1 -&gt; B2 -&gt; M3 (with optional U3 popup point) -&gt; M4 -&gt; </text:span><text:span text:style-name="T10">B5</text:span><text:span text:style-name="T8"> </text:span><text:span text:style-name="T10">(optional </text:span><text:span text:style-name="T8">-&gt; L1 (with optional L2 alternate landing)</text:span><text:span text:style-name="T10">)</text:span></text:p>
            </text:list-item>
          </text:list>
        </text:list-item>
      </text:list>
      <text:p text:style-name="P9"/>
      <text:p text:style-name="P7">Select a waypoint for navigation</text:p>
      <text:list xml:id="list3715173927" text:style-name="L5">
        <text:list-item>
          <text:p text:style-name="P17">Press the waypoint button on the right console.</text:p>
        </text:list-item>
      </text:list>
      <text:list text:style-name="L6">
        <text:list-item>
          <text:list>
            <text:list-item>
              <text:p text:style-name="P18">To select landing waypoints, press <text:span text:style-name="T7">L/MAL</text:span> button to toggle between <text:span text:style-name="T7">L1</text:span> and <text:span text:style-name="T7">L2</text:span>.</text:p>
            </text:list-item>
            <text:list-item>
              <text:p text:style-name="P28"><text:span text:style-name="T43">To select BXn waypoints (used for ASMs and other reference), press </text:span><text:span text:style-name="T33">BX</text:span><text:span text:style-name="T43"> button, then corresponding </text:span><text:span text:style-name="T33">Bn</text:span><text:span text:style-name="T43"> (1 to 9).</text:span></text:p>
            </text:list-item>
          </text:list>
        </text:list-item>
      </text:list>
      <text:list xml:id="list140206918609283" text:continue-list="list3715173927" text:style-name="L5">
        <text:list-item>
          <text:p text:style-name="P17">Current waypoint is shown on the right instrument panel.</text:p>
        </text:list-item>
        <text:list-item>
          <text:p text:style-name="P17">Distance to waypoint is shown on right instrument panel dial. <text:s/>"Mil" = 10 km, dial will switch to "km" when under 40 km.</text:p>
        </text:list-item>
      </text:list>
      <text:p text:style-name="P9"/>
      <text:p text:style-name="P8">Add/edit a waypoint</text:p>
      <text:list xml:id="list3210780805" text:style-name="L7">
        <text:list-item>
          <text:p text:style-name="P22"><text:span text:style-name="T34">Data</text:span><text:span text:style-name="T35"> selector</text:span><text:span text:style-name="T44"> </text:span><text:span text:style-name="T45">knob </text:span><text:span text:style-name="T44">... </text:span><text:span text:style-name="T33">REF LOLA, IN</text:span></text:p>
        </text:list-item>
        <text:list-item>
          <text:p text:style-name="P23"><text:span text:style-name="T46">E</text:span><text:span text:style-name="T43">nter</text:span><text:span text:style-name="T47"> coordinates in </text:span><text:span text:style-name="T36">DDMMSSDDMMSS</text:span><text:span text:style-name="T47"> format, </text:span><text:span text:style-name="T36">Easting</text:span><text:span text:style-name="T37"> (lat)</text:span><text:span text:style-name="T36"> first, then Northing</text:span><text:span text:style-name="T37"> (long)</text:span><text:span text:style-name="T48">, then </text:span><text:span text:style-name="T49">p</text:span><text:span text:style-name="T48">ress the </text:span><text:span text:style-name="T36">waypoint button</text:span><text:span text:style-name="T48"> you want to save the coordinates to, </text:span><text:span text:style-name="T50">wait for display to show zero</text:span><text:span text:style-name="T51">s</text:span><text:span text:style-name="T48">.</text:span></text:p>
        </text:list-item>
      </text:list>
      <text:list text:style-name="L8">
        <text:list-item>
          <text:list>
            <text:list-item>
              <text:p text:style-name="P24"><text:span text:style-name="T47">You can also set an airport as a waypoint (Bn or LS/L1) by entering </text:span><text:span text:style-name="T36">90XX</text:span><text:span text:style-name="T47"> where XX is the airport code. <text:s/>See built-in kneeboard page for airport code numbers.</text:span></text:p>
            </text:list-item>
            <text:list-item>
              <text:p text:style-name="P24"><text:span text:style-name="T47">T</text:span><text:span text:style-name="T52">o set an airport as L2, enter 99XX and press L/MAL.</text:span></text:p>
            </text:list-item>
          </text:list>
        </text:list-item>
      </text:list>
      <text:list xml:id="list140205674038549" text:continue-list="list3210780805" text:style-name="L7">
        <text:list-item>
          <text:p text:style-name="P23"><text:span text:style-name="T34">Data</text:span><text:span text:style-name="T35"> selector</text:span><text:span text:style-name="T44"> </text:span><text:span text:style-name="T45">knob </text:span><text:span text:style-name="T44">...</text:span><text:span text:style-name="T47"> </text:span><text:span text:style-name="T36">AKT POS, OUT</text:span></text:p>
        </text:list-item>
      </text:list>
      <text:list text:style-name="L9">
        <text:list-item>
          <text:list>
            <text:list-item>
              <text:p text:style-name="P19">Waypoint location can be viewed for any waypoint with REF LOLA, OUT.</text:p>
            </text:list-item>
          </text:list>
        </text:list-item>
      </text:list>
      <text:p text:style-name="P9"/>
      <text:p text:style-name="P6"><text:span text:style-name="T18">To change a nav waypoint </text:span><text:span text:style-name="T19">(Bn) </text:span><text:span text:style-name="T18">into a target waypoint </text:span><text:span text:style-name="T19">(Mn) or vice versa</text:span></text:p>
      <text:list text:style-name="L10">
        <text:list-item>
          <text:p text:style-name="P25"><text:span text:style-name="T37">Data</text:span><text:span text:style-name="T38"> selector</text:span><text:span text:style-name="T53"> knob</text:span><text:span text:style-name="T54"> ...</text:span><text:span text:style-name="T43"> </text:span><text:span text:style-name="T39">TAKT, IN</text:span></text:p>
        </text:list-item>
        <text:list-item>
          <text:p text:style-name="P15"><text:span text:style-name="T17">To change a </text:span><text:span text:style-name="T3">nav waypoint</text:span><text:span text:style-name="T17"> (Bn) into a </text:span><text:span text:style-name="T3">target waypoint</text:span><text:span text:style-name="T17"> (Mn), e</text:span><text:span text:style-name="T9">nter</text:span><text:span text:style-name="T8"> </text:span><text:span text:style-name="T1">9</text:span><text:span text:style-name="T13">.</text:span></text:p>
        </text:list-item>
        <text:list-item>
          <text:p text:style-name="P15"><text:span text:style-name="T13">Or t</text:span><text:span text:style-name="T12">o change a </text:span><text:span text:style-name="T3">target waypoint</text:span><text:span text:style-name="T12"> (Mn) into a </text:span><text:span text:style-name="T3">nav waypoint</text:span><text:span text:style-name="T12"> (Bn), </text:span><text:span text:style-name="T14">enter </text:span><text:span text:style-name="T2">0</text:span><text:span text:style-name="T13">.</text:span></text:p>
        </text:list-item>
        <text:list-item>
          <text:p text:style-name="P15"><text:span text:style-name="T17">T</text:span><text:span text:style-name="T8">hen press the button of the waypoint you want to change.</text:span><text:span text:style-name="T17"> <text:s/>Change happens immediately.</text:span></text:p>
        </text:list-item>
        <text:list-item>
          <text:p text:style-name="P25"><text:span text:style-name="T37">Data</text:span><text:span text:style-name="T38"> selector</text:span><text:span text:style-name="T53"> knob</text:span><text:span text:style-name="T54"> ...</text:span><text:span text:style-name="T55"> </text:span><text:span text:style-name="T39">AKT POS, OUT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2:05.306000000</dc:date>
    <meta:editing-duration>P1DT5H19M3S</meta:editing-duration>
    <meta:editing-cycles>3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3" meta:word-count="614" meta:character-count="3190" meta:non-whitespace-character-count="2661"/>
  </office:meta>
</office:document-meta>
</file>